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size-asian="28pt" style:font-weight-asian="normal" style:font-name-complex="Arial" style:font-size-complex="28pt" style:font-weight-complex="norm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size="16pt" fo:font-weight="normal" style:font-size-asian="16pt" style:font-size-complex="16pt"/>
    </style:style>
    <style:style style:name="P14" style:family="paragraph" style:parent-style-name="Text_20_body">
      <style:paragraph-properties fo:margin-top="0cm" fo:margin-bottom="0cm" fo:line-height="138%" style:writing-mode="lr-tb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9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3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language-asian="ja" style:country-asian="JP"/>
    </style:style>
    <style:style style:name="P25" style:family="paragraph" style:parent-style-name="Text_20_body" style:list-style-name="L1">
      <style:paragraph-properties fo:margin-top="0cm" fo:margin-bottom="0cm" fo:line-height="138%" style:writing-mode="lr-tb"/>
      <style:text-properties style:text-line-through-style="none" style:font-name="Arial1" fo:font-size="14pt" fo:font-style="normal" style:text-underline-style="none" fo:font-weight="normal"/>
    </style:style>
    <style:style style:name="P26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9ff33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e599"/>
    </style:style>
    <style:style style:name="T10" style:family="text"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color="#000000"/>
    </style:style>
    <style:style style:name="T15" style:family="text">
      <style:text-properties fo:color="#000000" fo:font-size="16pt"/>
    </style:style>
    <style:style style:name="T16" style:family="text">
      <style:text-properties fo:color="#000000" fo:font-size="16pt" fo:background-color="#ffe599"/>
    </style:style>
    <style:style style:name="T17" style:family="text">
      <style:text-properties style:text-outline="false" style:font-name="Times New Roman" fo:font-size="16.5pt" fo:text-shadow="none" style:font-name-asian="Times New Roman" style:font-size-asian="16.5pt" style:font-style-asian="normal" style:font-weight-asian="normal" style:font-name-complex="Times New Roman" style:font-size-complex="16.5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font-name="Mangal" fo:font-size="16.5pt" fo:text-shadow="none" style:font-name-asian="Mangal" style:font-size-asian="16.5pt" style:font-style-asian="normal" style:font-weight-asian="normal" style:font-name-complex="Mangal" style:font-size-complex="16.5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39b1c40-7fff-3c9a-6fee-07b8b178fa18"/><text:span text:style-name="T15">[next] </text:span><text:span text:style-name="T16">5:19</text:span><text:span text:style-name="T14"> “ </text:span><text:span text:style-name="T15">Ὃς”</text:span> </text:p>
      <text:p text:style-name="P4"/>
      <text:p text:style-name="P4"/>
      <text:p text:style-name="P5">------------------------------------------------------------</text:p>
      <text:p text:style-name="P5">[20190812_133336]</text:p>
      <text:p text:style-name="Text_20_body"/>
      <text:p text:style-name="P12"><text:span text:style-name="T3">1. XXX </text:span><text:span text:style-name="T4">5:19</text:span></text:p>
      <text:p text:style-name="Text_20_body"/>
      <text:p text:style-name="P13"><text:span text:style-name="T8">[next] </text:span><text:span text:style-name="T9">5:25</text:span><text:span text:style-name="T11"> “ἴσθι</text:span><text:span text:style-name="T8">”</text:span></text:p>
      <text:p text:style-name="Text_20_body"/>
      <text:p text:style-name="P6">[/  XXX]</text:p>
      <text:p text:style-name="Text_20_body"/>
      <text:p text:style-name="P4"/>
      <text:p text:style-name="P5">------------------------------------------------------------</text:p>
      <text:p text:style-name="P5">[XXXX]</text:p>
      <text:p text:style-name="Text_20_body"/>
      <text:p text:style-name="P12"><text:span text:style-name="T3">1. XXX </text:span><text:span text:style-name="T4">5:25</text:span></text:p>
      <text:p text:style-name="Text_20_body"/>
      <text:p text:style-name="P12"><text:span text:style-name="T1">[next] </text:span><text:span text:style-name="T2">5:27</text:span><text:span text:style-name="T11"> “</text:span><text:span text:style-name="T1">XXX”</text:span></text:p>
      <text:p text:style-name="Text_20_body"/>
      <text:p text:style-name="P6">[/  20190813_094128]</text:p>
      <text:p text:style-name="P9"/>
      <text:p text:style-name="P5">------------------------------------------------------------</text:p>
      <text:p text:style-name="P5">[XXXX]</text:p>
      <text:p text:style-name="Text_20_body"/>
      <text:p text:style-name="P12"><text:span text:style-name="T3">1. XXX </text:span><text:span text:style-name="T4">5:25</text:span></text:p>
      <text:p text:style-name="Text_20_body"/>
      <text:p text:style-name="P12"><text:span text:style-name="T1">[next] </text:span><text:span text:style-name="T2">5:38</text:span><text:span text:style-name="T11"> “Love Your Enemies</text:span><text:span text:style-name="T1">”</text:span></text:p>
      <text:p text:style-name="Text_20_body"/>
      <text:p text:style-name="P6">[/  20190814_130032]</text:p>
      <text:p text:style-name="P9"><text:soft-page-break/></text:p>
      <text:p text:style-name="P4"/>
      <text:p text:style-name="P5">------------------------------------------------------------</text:p>
      <text:p text:style-name="P14"><text:span text:style-name="T10">[20190815_095754] </text:span><text:span text:style-name="T3">1. XXX </text:span><text:span text:style-name="T4">5:38</text:span></text:p>
      <text:p text:style-name="Text_20_body"/>
      <text:p text:style-name="P14"><text:span text:style-name="T5">[next] 6</text:span><text:span text:style-name="T6">:1</text:span><text:span text:style-name="T12"> “</text:span><text:span text:style-name="T5">XXX” [/  XXX]</text:span></text:p>
      <text:p text:style-name="P5"/>
      <text:p text:style-name="P4"/>
      <text:p text:style-name="P5">------------------------------------------------------------</text:p>
      <text:p text:style-name="P14"><text:span text:style-name="T10">[20190818_082926] </text:span><text:span text:style-name="T3">1. XXX </text:span><text:span text:style-name="T4">XX:XX</text:span></text:p>
      <text:p text:style-name="P14"><text:span text:style-name="T5">[next] 6</text:span><text:span text:style-name="T6">:5</text:span><text:span text:style-name="T12"> “Καὶ</text:span><text:span text:style-name="T5">” [/  20190818_084336]</text:span></text:p>
      <text:p text:style-name="P5"/>
      <text:p text:style-name="P4"/>
      <text:p text:style-name="P5">------------------------------------------------------------</text:p>
      <text:p text:style-name="P14"><text:span text:style-name="T10">[20190821_174136] </text:span><text:span text:style-name="T3">1. XXX </text:span><text:span text:style-name="T4">6:5</text:span></text:p>
      <text:p text:style-name="P14"><text:span text:style-name="T5">[next] </text:span><text:span text:style-name="T6">6:9</text:span><text:span text:style-name="T12"> “Οὕτως</text:span><text:span text:style-name="T5">” [/  XXX]</text:span></text:p>
      <text:p text:style-name="P5"/>
      <text:p text:style-name="P4"/>
      <text:p text:style-name="P5">------------------------------------------------------------</text:p>
      <text:p text:style-name="P5">[20190826_092545]</text:p>
      <text:p text:style-name="P14"><text:span text:style-name="T3">1. XXX </text:span><text:span text:style-name="T4">6:9</text:span></text:p>
      <text:p text:style-name="P14"><text:span text:style-name="T5">[next] 6</text:span><text:span text:style-name="T6">:16</text:span><text:span text:style-name="T12"> “</text:span><text:span text:style-name="T7">Ὅταν</text:span><text:span text:style-name="T5">” </text:span></text:p>
      <text:p text:style-name="P6">[/  20190826_094225]</text:p>
      <text:p text:style-name="P5"/>
      <text:p text:style-name="P4"/>
      <text:p text:style-name="P5">------------------------------------------------------------</text:p>
      <text:p text:style-name="P5">[20190827_145606]</text:p>
      <text:p text:style-name="P14"><text:span text:style-name="T3">1. XXX </text:span><text:span text:style-name="T4">6:16</text:span></text:p>
      <text:p text:style-name="P14"><text:soft-page-break/><text:span text:style-name="T5">[next] </text:span><text:span text:style-name="T6">XX:24</text:span><text:span text:style-name="T12"> “</text:span><text:span text:style-name="T7">Οὐδεὶς</text:span><text:span text:style-name="T5">” </text:span></text:p>
      <text:p text:style-name="P6">[/  20190827_151255]</text:p>
      <text:p text:style-name="P5"/>
      <text:p text:style-name="P4"/>
      <text:p text:style-name="P5">------------------------------------------------------------</text:p>
      <text:p text:style-name="P5">[20190828_085955]</text:p>
      <text:p text:style-name="P14"><text:span text:style-name="T3">1. XXX </text:span><text:span text:style-name="T4">XX:24</text:span></text:p>
      <text:p text:style-name="P14"><text:span text:style-name="T5">[next] </text:span><text:span text:style-name="T6">XX:XX</text:span><text:span text:style-name="T12"> “</text:span><text:span text:style-name="T7">εἰ</text:span><text:span text:style-name="T5">” </text:span></text:p>
      <text:p text:style-name="P6">[/  XXX]</text:p>
      <text:p text:style-name="P5"/>
      <text:p text:style-name="P5">[20191123_151702]</text:p>
      <text:p text:style-name="P14"><text:span text:style-name="T3">1. James </text:span><text:span text:style-name="T4">1:2</text:span></text:p>
      <text:p text:style-name="P12"><text:span text:style-name="T3">1. </text:span><text:span text:style-name="T4">XX:XX</text:span></text:p>
      <text:p text:style-name="P8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6">Πᾶσαν χαρὰν ἡγήσασθε, ἀδελφοί μου,</text:p>
          </table:table-cell>
        </table:table-row>
        <table:table-row>
          <table:table-cell table:style-name="表3.A2" office:value-type="string">
            <text:p text:style-name="P18">everyone / joy / to consider / my brother / </text:p>
          </table:table-cell>
        </table:table-row>
      </table:table>
      <text:p text:style-name="P8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6">ὅταν πειρασμοῖς περιπέσητε ποικίλοις,</text:p>
          </table:table-cell>
        </table:table-row>
        <table:table-row>
          <table:table-cell table:style-name="表50.A2" office:value-type="string">
            <text:p text:style-name="P19">when / trials / (you) might fall into / various</text:p>
          </table:table-cell>
        </table:table-row>
      </table:table>
      <text:p text:style-name="P8">3. </text:p>
      <table:table table:name="表1" table:style-name="表1">
        <table:table-column table:style-name="表1.A"/>
        <table:table-row>
          <table:table-cell table:style-name="表1.A1" office:value-type="string">
            <text:p text:style-name="P16">γινώσκοντες ὅτι τὸ δοκίμιον ὑμῶν τῆς πίστεως κατεργάζεται ὑπομονήν:</text:p>
          </table:table-cell>
        </table:table-row>
        <table:table-row>
          <table:table-cell table:style-name="表1.A2" office:value-type="string">
            <text:p text:style-name="P19">knowing / that / the testing / you(G2P) / faith (GFS) / produces (3S) / endurance (AFS)</text:p>
          </table:table-cell>
        </table:table-row>
      </table:table>
      <text:p text:style-name="P6">4.</text:p>
      <table:table table:name="表2" table:style-name="表2">
        <table:table-column table:style-name="表2.A"/>
        <table:table-row>
          <table:table-cell table:style-name="表2.A1" office:value-type="string">
            <text:p text:style-name="P16">ἡ δὲ ὑπομονὴ ἔργον τέλειον ἐχέτω, ἵνα </text:p>
          </table:table-cell>
        </table:table-row>
        <text:soft-page-break/>
        <table:table-row>
          <table:table-cell table:style-name="表2.A2" office:value-type="string">
            <text:p text:style-name="P19">the (NFS) / endurance (NFS) / work (ANS) / perfect (ANS) / let have (3S) / hina ~ so that</text:p>
          </table:table-cell>
        </table:table-row>
      </table:table>
      <text:p text:style-name="P6">5.</text:p>
      <table:table table:name="表4" table:style-name="表4">
        <table:table-column table:style-name="表4.A"/>
        <table:table-row>
          <table:table-cell table:style-name="表4.A1" office:value-type="string">
            <text:p text:style-name="P16">ἦτε τέλειοι καὶ ὁλόκληροι, ἐν μηδενὶ λειπόμενοι.</text:p>
          </table:table-cell>
        </table:table-row>
        <table:table-row>
          <table:table-cell table:style-name="表4.A2" office:value-type="string">
            <text:p text:style-name="P19">(you) may be (2P) / perfect (NMP) / complete (NMP) / nothing (DNS) / lacking (P-NMP)</text:p>
          </table:table-cell>
        </table:table-row>
      </table:table>
      <text:p text:style-name="P2"/>
      <text:p text:style-name="P3"/>
      <text:p text:style-name="P14"><text:span text:style-name="T5">[next] </text:span><text:span text:style-name="T6">1:5</text:span><text:span text:style-name="T12"> “</text:span><text:span text:style-name="T7">Εἰ</text:span><text:span text:style-name="T5">” </text:span></text:p>
      <text:p text:style-name="P6">[/  XXX]</text:p>
      <text:p text:style-name="P5"/>
      <text:p text:style-name="P21"/>
      <text:p text:style-name="P10">[XXX] </text:p>
      <text:p text:style-name="Text_20_body"><text:a xlink:type="simple" xlink:href="https://el.wikisource.org/wiki/Απομνημονεύματα_(Ξενοφών)/Α" text:style-name="Internet_20_link" text:visited-style-name="Visited_20_Internet_20_Link">https://el.wikisource.org/wiki/Απομνημονεύματα_(Ξενοφών)/Α</text:a></text:p>
      <text:p text:style-name="Text_20_body"><text:a xlink:type="simple" xlink:href="https://www.gutenberg.org/files/1177/1177-h/1177-h.htm#link2H_4_0003" text:style-name="Internet_20_link" text:visited-style-name="Visited_20_Internet_20_Link">https://www.gutenberg.org/files/1177/1177-h/1177-h.htm#link2H_4_0003</text:a></text:p>
      <text:p text:style-name="Text_20_body"><text:a xlink:type="simple" xlink:href="https://glosbe.com/en/grc/young" text:style-name="Internet_20_link" text:visited-style-name="Visited_20_Internet_20_Link">https://glosbe.com/en/grc/young</text:a> </text:p>
      <text:p text:style-name="Text_20_body"><text:a xlink:type="simple" xlink:href="https://www.wordsense.eu/404/?query=διαφθείρων#gsc.tab=0&amp;gsc.q=διαφθείρων&amp;gsc.page=1" text:style-name="Internet_20_link" text:visited-style-name="Visited_20_Internet_20_Link">https://www.wordsense.eu/404/?query=διαφθείρων#gsc.tab=0&amp;gsc.q=διαφθείρων&amp;gsc.page=1</text:a></text:p>
      <text:p text:style-name="Text_20_body"/>
      <text:p text:style-name="P12"><text:span text:style-name="T3">1. </text:span><text:span text:style-name="T4">XX:XX</text:span></text:p>
      <text:p text:style-name="P15"><text:span text:style-name="T1">1. </text:span><text:span text:style-name="T6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6">πολλάκις ἐθαύμασα τίσι ποτὲ λόγοις Ἀθηναίους ἔπεισαν οἱ γραψάμενοι Σωκράτην ὡς ἄξιος εἴη θανάτου τῇ <text:soft-page-break/>πόλει.</text:p>
          </table:table-cell>
          <table:table-cell table:style-name="表13.B1" office:value-type="string">
            <text:p text:style-name="P17">often / I guess</text:p>
            <text:p text:style-name="P17"/>
            <text:p text:style-name="P17">what / never / reason</text:p>
            <text:p text:style-name="P17"/>
            <text:p text:style-name="P17">Athenians / were convinced</text:p>
            <text:p text:style-name="P17"/>
            <text:p text:style-name="P17">writers</text:p>
            <text:p text:style-name="P17"/>
            <text:p text:style-name="P17">Socrates / as / worthy</text:p>
            <text:p text:style-name="P17"/>
            <text:p text:style-name="P17">* / death / the</text:p>
            <text:p text:style-name="P17"><text:soft-page-break/>city</text:p>
          </table:table-cell>
        </table:table-row>
        <table:table-row>
          <table:table-cell table:style-name="表13.A2" office:value-type="string">
            <text:p text:style-name="P16">ἡ μὲν γὰρ γραφὴ κατ᾽ αὐτοῦ τοιάδε τις ἦν: </text:p>
            <text:p text:style-name="P16">ἀδικεῖ Σωκράτης οὓς μὲν ἡ πόλις νομίζει θεοὺς οὐ νομίζων,</text:p>
          </table:table-cell>
          <table:table-cell table:style-name="表13.B2" office:value-type="string">
            <text:p text:style-name="P17">* / * / * / writing</text:p>
            <text:p text:style-name="P17"/>
            <text:p text:style-name="P17">* / here / like this</text:p>
            <text:p text:style-name="P17"/>
            <text:p text:style-name="P17">a certain thing / #I/he/she/it was /</text:p>
            <text:p text:style-name="P17"/>
            <text:p text:style-name="P17"><text:s/>to corrupt (?) / Socrates</text:p>
            <text:p text:style-name="P17">some / indeed / * / *</text:p>
            <text:p text:style-name="P17"/>
            <text:p text:style-name="P17"/>
          </table:table-cell>
        </table:table-row>
      </table:table>
      <text:p text:style-name="P7"><text:tab/></text:p>
      <text:p text:style-name="P12"><text:span text:style-name="T1">[next] </text:span><text:span text:style-name="T2">continue</text:span></text:p>
      <text:p text:style-name="Text_20_body"/>
      <text:p text:style-name="P11">[/  XXX] 20200304_111413</text:p>
      <text:p text:style-name="Text_20_body"/>
      <text:p text:style-name="P21"/>
      <text:p text:style-name="P6"/>
      <text:p text:style-name="P10">[XXX] 20200520_095141</text:p>
      <text:p text:style-name="Text_20_body"/>
      <text:p text:style-name="P12"><text:span text:style-name="T3">1. </text:span><text:span text:style-name="T4">matthew</text:span></text:p>
      <text:p text:style-name="P15"><text:span text:style-name="T1">1. </text:span><text:span text:style-name="T6">5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6">5:1</text:p>
            <text:p text:style-name="P16">1Ἰδὼν δὲ τοὺς ὄχλους ἀνέβη εἰς τὸ ὄρος: καὶ καθίσαντος αὐτοῦ <text:soft-page-break/>προσῆλθαν αὐτῷ οἱ μαθηταὶ αὐτοῦ: </text:p>
          </table:table-cell>
          <table:table-cell table:style-name="表5.B1" office:value-type="string">
            <text:p text:style-name="P17"/>
            <text:p text:style-name="P17"/>
            <text:p text:style-name="P17">having seen / then / the</text:p>
            <text:p text:style-name="P17"/>
            <text:p text:style-name="P17">crowds / he went up / on / the</text:p>
            <text:p text:style-name="P17"/>
            <text:p text:style-name="P17">mountain / and</text:p>
            <text:p text:style-name="P17"/>
            <text:p text:style-name="P17">having sat<text:span text:style-name="T19"> down / of him</text:span></text:p>
            <text:p text:style-name="P17"><text:soft-page-break/><text:span text:style-name="T19">came / to him / the</text:span></text:p>
            <text:p text:style-name="P17"><text:span text:style-name="T19"/></text:p>
            <text:p text:style-name="P17"><text:span text:style-name="T19">disciples / his</text:span></text:p>
          </table:table-cell>
        </table:table-row>
        <table:table-row>
          <table:table-cell table:style-name="表5.A2" office:value-type="string">
            <text:p text:style-name="P29">/] 20200520_095916</text:p>
          </table:table-cell>
          <table:table-cell table:style-name="表5.B2" office:value-type="string">
            <text:p text:style-name="P22">@@@</text:p>
          </table:table-cell>
        </table:table-row>
        <table:table-row>
          <table:table-cell table:style-name="表5.A2" office:value-type="string">
            <text:p text:style-name="P29">[XXX</text:p>
          </table:table-cell>
          <table:table-cell table:style-name="表5.B2" office:value-type="string">
            <text:p text:style-name="P22"/>
          </table:table-cell>
        </table:table-row>
        <table:table-row>
          <table:table-cell table:style-name="表5.A2" office:value-type="string">
            <text:p text:style-name="P16">5:2</text:p>
            <text:p text:style-name="P16">2καὶ ἀνοίξας τὸ στόμα αὐτοῦ ἐδίδασκεν αὐτοὺς λέγων, </text:p>
          </table:table-cell>
          <table:table-cell table:style-name="表5.B2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>5:3</text:p>
            <text:p text:style-name="P16">3Μακάριοι οἱ πτωχοὶ τῷ πνεύματι, ὅτι αὐτῶν ἐστιν ἡ βασιλεία τῶν οὐρανῶν.</text:p>
          </table:table-cell>
          <table:table-cell table:style-name="表5.B2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>5:4</text:p>
            <text:p text:style-name="P16">μακάριοι οἱ πενθοῦντες, ὅτι αὐτοὶ παρακληθήσονται. </text:p>
          </table:table-cell>
          <table:table-cell table:style-name="表5.B2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>5:5</text:p>
            <text:p text:style-name="P16"><text:soft-page-break/>5μακάριοι οἱ πραεῖς, ὅτι αὐτοὶ κληρονομήσουσιν τὴν γῆν. </text:p>
          </table:table-cell>
          <table:table-cell table:style-name="表5.B2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>5:6</text:p>
            <text:p text:style-name="P16">6μακάριοι οἱ πεινῶντες καὶ διψῶντες τὴν δικαιοσύνην, ὅτι αὐτοὶ χορτασθήσονται.</text:p>
          </table:table-cell>
          <table:table-cell table:style-name="表5.B2" office:value-type="string">
            <text:p text:style-name="P17"/>
          </table:table-cell>
        </table:table-row>
        <table:table-row>
          <table:table-cell table:style-name="表5.A2" office:value-type="string">
            <text:p text:style-name="P29">/] XXX</text:p>
          </table:table-cell>
          <table:table-cell table:style-name="表5.B2" office:value-type="string">
            <text:p text:style-name="P27">TEMPLATE</text:p>
          </table:table-cell>
        </table:table-row>
        <table:table-row>
          <table:table-cell table:style-name="表5.A2" office:value-type="string">
            <text:p text:style-name="P29">[XXX</text:p>
          </table:table-cell>
          <table:table-cell table:style-name="表5.B2" office:value-type="string">
            <text:p text:style-name="P22"/>
          </table:table-cell>
        </table:table-row>
      </table:table>
      <text:p text:style-name="P7"/>
      <text:p text:style-name="P12"><text:span text:style-name="T1">[next] </text:span><text:span text:style-name="T2">XX:XX</text:span></text:p>
      <text:p text:style-name="Text_20_body"/>
      <text:p text:style-name="P11">[/  XXX] </text:p>
      <text:p text:style-name="Text_20_body"/>
      <text:p text:style-name="Text_20_body"/>
      <text:p text:style-name="P6"/>
      <text:p text:style-name="P9"/>
      <text:p text:style-name="P9">------------------------------------------------------------ TEMPLATE</text:p>
      <text:p text:style-name="P10">[XXX] </text:p>
      <text:p text:style-name="Text_20_body"/>
      <text:p text:style-name="P12"><text:span text:style-name="T3">1. </text:span><text:span text:style-name="T4">XX:XX</text:span></text:p>
      <text:p text:style-name="P15"><text:soft-page-break/><text:span text:style-name="T1">1. </text:span><text:span text:style-name="T6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6"/>
          </table:table-cell>
          <table:table-cell table:style-name="表49.B1" office:value-type="string">
            <text:p text:style-name="P17"/>
          </table:table-cell>
        </table:table-row>
      </table:table>
      <text:p text:style-name="P7"/>
      <text:p text:style-name="P12"><text:span text:style-name="T1">[next] </text:span><text:span text:style-name="T2">XX:XX</text:span></text:p>
      <text:p text:style-name="Text_20_body"/>
      <text:p text:style-name="P11">[/  XXX] </text:p>
      <text:p text:style-name="Text_20_body"/>
      <text:p text:style-name="Text_20_body"/>
      <text:p text:style-name="P6"/>
      <text:p text:style-name="P9">/------------------------------------------------------------ /TEMPLATE</text:p>
      <text:p text:style-name="P9">--------------------------------------- [steps : sort word list] 20190927_100323</text:p>
      <text:list xml:id="list5453199062465939101" text:style-name="L1">
        <text:list-item>
          <text:p text:style-name="P23">col.C</text:p>
          <text:list>
            <text:list-item>
              <text:p text:style-name="P25"><text:span text:style-name="T13">C -c (copy “</text:span><text:span text:style-name="T17">=LEFT</text:span><text:span text:style-name="T18">(D178;1)</text:span><text:span text:style-name="T13">”)</text:span></text:p>
            </text:list-item>
            <text:list-item>
              <text:p text:style-name="P24">右 &gt; C - ↓ &gt; 左 (move to the bottom of col.C)</text:p>
            </text:list-item>
            <text:list-item>
              <text:p text:style-name="P24">C – S – 上 (select the blank cells)</text:p>
            </text:list-item>
            <text:list-item>
              <text:p text:style-name="P24">C – v</text:p>
            </text:list-item>
            <text:list-item>
              <text:p text:style-name="P24">C – 右 x 3 (move to col.I (time label))</text:p>
            </text:list-item>
          </text:list>
        </text:list-item>
        <text:list-item>
          <text:p text:style-name="P24">col.I</text:p>
          <text:list>
            <text:list-item>
              <text:p text:style-name="P24">C - ↓ (move to “=now” cell)</text:p>
            </text:list-item>
            <text:list-item>
              <text:p text:style-name="P24">C – c (copy)</text:p>
            </text:list-item>
            <text:list-item>
              <text:p text:style-name="P24">← x 2 &gt; C - ↑ &gt; → x 2 (move to the bottom of black cells in col.I)</text:p>
            </text:list-item>
            <text:list-item>
              <text:p text:style-name="P24">C – S - ↑ &gt; S - ↓ (select blank cells)</text:p>
            </text:list-item>
            <text:list-item>
              <text:p text:style-name="P24">C -S – v &gt; Ret (paste value)</text:p>
            </text:list-item>
          </text:list>
        </text:list-item>
        <text:list-item>
          <text:p text:style-name="P24">macro</text:p>
          <text:list>
            <text:list-item>
              <text:p text:style-name="P24">M – T &gt; - M &gt; c &gt; a (open macro dialog)</text:p>
            </text:list-item>
            <text:list-item>
              <text:p text:style-name="P24">choose “sort_all_data__greek_4”</text:p>
            </text:list-item>
            <text:list-item>
              <text:p text:style-name="P24">M – u (execute)</text:p>
            </text:list-item>
            <text:list-item>
              <text:p text:style-name="P24">C – s (save file)</text:p>
            </text:list-item>
          </text:list>
        </text:list-item>
        <text:list-item>
          <text:p text:style-name="P24">sheet</text:p>
          <text:list>
            <text:list-item>
              <text:p text:style-name="P24">C – w (close file)</text:p>
            </text:list-item>
          </text:list>
        </text:list-item>
      </text:list>
      <text:p text:style-name="P9">/ --------------------------------------- [steps : sort word list] 20190927_100323 /</text:p>
      <text:p text:style-name="Text_20_body"><text:soft-page-break/></text:p>
      <text:p text:style-name="Text_20_body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ancient greek) periodical updates" &amp;&amp; e &amp;&amp; p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9"/>
      <text:p text:style-name="P9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2T13:33:04.03</meta:creation-date>
    <dc:date>2020-05-20T10:00:58.40</dc:date>
    <dc:creator>iwabuchi ken</dc:creator>
    <meta:editing-duration>PT4H10M49S</meta:editing-duration>
    <meta:editing-cycles>22</meta:editing-cycles>
    <meta:generator>OpenOffice/4.1.3$Win32 OpenOffice.org_project/413m1$Build-9783</meta:generator>
    <meta:document-statistic meta:table-count="9" meta:image-count="0" meta:object-count="0" meta:page-count="9" meta:paragraph-count="145" meta:word-count="634" meta:character-count="4115"/>
  </office:meta>
</office:document-meta>
</file>